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Ubuntu" svg:font-family="Ubuntu"/>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ouvent, quand il se perd, il écrit comme ça, sans titre. Il choisit la troisième personne comme sujet. Ça ne trompe personne, pas même lui. Tromper n'est pas ce qui compte. Tromper ? Et pourquoi donc ? Souvent, quand il écrit comme ça, il ne sait pas très bien ce qui compte. Juste que c'est important, aussi important que la futilité, important comme la vie qui s'évapore au soleil du matin. La liste des choses à faire s'allonge, se remplit de chose à faire, ces choses à faire qui remplissent le quotidien, crée des liens, habite, pèse, essouffle. Du pareil jusqu'au même, de l'inverse au recto, une question de degré, tout change, trahit, trompe, avec sincérité. Une transparence opaque. Du plat tout plié.</text:p>
      <text:p text:style-name="Text_20_body">Justement, il a peur des changements de rythme. Faire de la place ici ou là. De tout, de rien. De dire, de s'y tenir. Peur de ce besoin de pause. D'écrire. De ne pas y arriver. D'y arriver. Alors, il fait des listes qui n'existent pas, monte au début de la file des priorités des effets de surface dans l'espoir de lisser le bitume, ne pas laisser la moindre aspérité. Le risque est trop grand.</text:p>
      <text:p text:style-name="Text_20_body">[photo]</text:p>
      <text:p text:style-name="Text_20_body">Mais l'espoir est si vain. Il ne fait rien, c'est mieux, si dur de ne rien faire. Il a aussi peur du vide, parce que le vide révèle, comme un miroir que l'on aurait nettoyé de la poussière des jours. Et si le vide était la plus limpide des fenêtres ? Fenêtre grande ouverte, sans vitre, l'inusable lieu commun du courant d'air, du souffle imprévisible. Le danger que quelque chose sorte, que quelqu'un rentre. La menace n'est ici qu'un autre mot pour le salut. Ne le sais-tu pas ?</text:p>
      <text:p text:style-name="Text_20_body">[photo]</text:p>
      <text:p text:style-name="Text_20_body">Il a peur de ne pas avoir peur, comme si le moteur trouvait son énergie ailleurs, en dehors du monde, comme si le moteur par magie, par illusion, comme si l'énergie n'était pas du travail, comme s'il n'y avait pas matière à construire, détruire, construire, piller, offrir, transformer... Ah la hâte et l'âge! Chouette, foché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Ubuntu" svg:font-family="Ubuntu"/>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Ubuntu"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Ubuntu"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andard_20_note" style:display-name="Standard note" style:family="paragraph" style:parent-style-name="Standard_20_bibliogen" style:class="text" style:master-page-name="">
      <style:paragraph-properties style:page-number="auto"/>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size-asian="10.5pt"/>
    </style:style>
    <style:style style:name="Standard_20_12-1.5" style:display-name="Standard 12-1.5" style:family="paragraph" style:parent-style-name="Standard" style:class="text" style:master-page-name="">
      <style:paragraph-properties fo:line-height="150%" style:page-number="auto"/>
      <style:text-properties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Police_20_par_20_défaut" style:display-name="Police par défaut"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number:date-style style:name="N106">
      <number:day-of-week number:style="long"/>
      <number:text> </number:text>
      <number:day number:style="long"/>
      <number:text> </number:text>
      <number:month number:style="long" number:textual="true"/>
      <number:text> </number:text>
      <number:year number:style="long"/>
    </number:date-style>
  </office:automatic-styles>
  <office:master-styles>
    <style:master-page style:name="Standard" style:page-layout-name="Mpm1">
      <style:header>
        <text:p text:style-name="Header">blogiGor_035_Sans_titre_03<text:tab/><text:tab/><text:date style:data-style-name="N106" text:date-value="2011-09-09T20:11:53.99" text:fixed="true">vendredi 09 septembre 2011</text:date></text:p>
      </style:header>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09T20:11:54</meta:creation-date>
    <dc:title>blogiGor_033_</dc:title>
    <meta:editing-duration>PT1H20M50S</meta:editing-duration>
    <meta:editing-cycles>4</meta:editing-cycles>
    <meta:generator>LibreOffice/3.3$Linux LibreOffice_project/330m19$Build-301</meta:generator>
    <meta:keyword>blogiGor</meta:keyword>
    <meta:initial-creator>iGor </meta:initial-creator>
    <dc:date>2011-09-11T14:58:48</dc:date>
    <dc:creator>iGor </dc:creator>
    <meta:document-statistic meta:table-count="0" meta:image-count="0" meta:object-count="0" meta:page-count="1" meta:paragraph-count="8" meta:word-count="351" meta:character-count="1983"/>
    <meta:template xlink:type="simple" xlink:actuate="onRequest" xlink:title="blogiGor_033_" xlink:href="../../../../../Modèles/blogiGor.ott" meta:date="2011-09-09T20:11:52"/>
  </office:meta>
</office:document-meta>
</file>